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Code" officeooo:rsid="0017487a" officeooo:paragraph-rsid="0017487a"/>
    </style:style>
    <style:style style:name="P2" style:family="paragraph" style:parent-style-name="Standard">
      <style:text-properties style:font-name="Fira Code" fo:font-size="22pt" fo:font-weight="bold" officeooo:rsid="0017487a" officeooo:paragraph-rsid="0017487a" fo:background-color="#fff200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Fira Code" officeooo:rsid="0017487a" officeooo:paragraph-rsid="0017487a"/>
    </style:style>
    <style:style style:name="P4" style:family="paragraph" style:parent-style-name="Standard">
      <style:text-properties style:font-name="Fira Code" officeooo:rsid="00191b58" officeooo:paragraph-rsid="00191b58"/>
    </style:style>
    <style:style style:name="P5" style:family="paragraph" style:parent-style-name="Standard">
      <style:text-properties style:font-name="Fira Code" officeooo:rsid="00191b58" officeooo:paragraph-rsid="001bc2eb"/>
    </style:style>
    <style:style style:name="P6" style:family="paragraph" style:parent-style-name="Standard">
      <style:text-properties style:font-name="Fira Code" officeooo:rsid="001b93d5" officeooo:paragraph-rsid="001b93d5"/>
    </style:style>
    <style:style style:name="P7" style:family="paragraph" style:parent-style-name="Standard">
      <style:text-properties style:font-name="Fira Code" officeooo:rsid="001de241" officeooo:paragraph-rsid="001e108d"/>
    </style:style>
    <style:style style:name="P8" style:family="paragraph" style:parent-style-name="Standard">
      <style:text-properties style:font-name="Fira Code" officeooo:rsid="001fa10c" officeooo:paragraph-rsid="001fa10c"/>
    </style:style>
    <style:style style:name="P9" style:family="paragraph" style:parent-style-name="Standard">
      <style:text-properties fo:color="#808080" style:font-name="Fira Code" fo:font-size="18pt" fo:font-weight="bold" officeooo:rsid="001a9b50" officeooo:paragraph-rsid="001a9b50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808080" style:font-name="Fira Code" fo:font-size="18pt" fo:font-weight="bold" officeooo:rsid="001a9b50" officeooo:paragraph-rsid="001cd833" style:font-size-asian="18pt" style:font-weight-asian="bold" style:font-size-complex="18pt" style:font-weight-complex="bold"/>
    </style:style>
    <style:style style:name="T1" style:family="text">
      <style:text-properties officeooo:rsid="001bc2eb"/>
    </style:style>
    <style:style style:name="T2" style:family="text">
      <style:text-properties officeooo:rsid="001cd833"/>
    </style:style>
    <style:style style:name="T3" style:family="text">
      <style:text-properties officeooo:rsid="001e108d"/>
    </style:style>
    <style:style style:name="T4" style:family="text">
      <style:text-properties fo:font-weight="bold" officeooo:rsid="001e108d" style:font-weight-asian="bold" style:font-weight-complex="bold"/>
    </style:style>
    <style:style style:name="T5" style:family="text">
      <style:text-properties officeooo:rsid="001fa1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ct JS</text:p>
      <text:p text:style-name="P1">for user interface</text:p>
      <text:p text:style-name="P1"/>
      <text:p text:style-name="P9">intro</text:p>
      <text:p text:style-name="P6">hallo, <text:span text:style-name="T1">Guys. Sayid Here…</text:span></text:p>
      <text:p text:style-name="P6"/>
      <text:p text:style-name="P5">pernah mendengar istilah stateles<text:span text:style-name="T2">s</text:span> dan statefull, <text:span text:style-name="T5">kali ini kita akan mencoba mengulik tentang 2 instilah yg di pakai dalam pengembangan component ini.</text:span></text:p>
      <text:p text:style-name="P5"/>
      <text:p text:style-name="P5"/>
      <text:p text:style-name="P10">Sedikit pembahasan</text:p>
      <text:p text:style-name="P5"><text:span text:style-name="T1">Perlu dimengerti bahwa istilah stateless dan statefull bukan milik framework/bahasa tertentu, tapi merupakan istilah yg umum dalam aplikasi yg di bangun berdasarkan component.</text:span></text:p>
      <text:p text:style-name="P5"/>
      <text:p text:style-name="P7">Sebelum masuk pada pembahasan, mari kita bedah sedikit tentang stateless dan statefull secara bahasa. <text:span text:style-name="T3">Pada 2 istilah itu terdapat kata </text:span><text:span text:style-name="T4">state</text:span><text:span text:style-name="T3"> yg berarti “negara”. wait?? negara?? pada bingung, oke sebelum aku bahas mari kita ke kata berikutnya </text:span><text:span text:style-name="T4">full</text:span><text:span text:style-name="T3"> yg berarti “penuh” dan </text:span><text:span text:style-name="T4">less</text:span><text:span text:style-name="T3"> yg berarti “sedikit”.</text:span></text:p>
      <text:p text:style-name="P7"/>
      <text:p text:style-name="P8">Oke mari kita bahas </text:p>
      <text:p text:style-name="P9">Peta materi</text:p>
      <text:p text:style-name="P4"/>
      <text:p text:style-name="P4"/>
      <text:p text:style-name="P4"/>
      <text:p text:style-name="P9">Materi</text:p>
      <text:p text:style-name="P4">mari kita bedah keduanya: </text:p>
      <text:p text:style-name="P4">1. statelest component</text:p>
      <text:p text:style-name="P4">statelest component atau yg biasa di sebut functional component,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2:40:54.141155376</meta:creation-date>
    <meta:editing-duration>PT51M38S</meta:editing-duration>
    <meta:editing-cycles>5</meta:editing-cycles>
    <meta:generator>LibreOffice/6.0.7.3$Linux_X86_64 LibreOffice_project/00m0$Build-3</meta:generator>
    <dc:date>2019-06-23T00:33:28.024373013</dc:date>
    <meta:document-statistic meta:table-count="0" meta:image-count="0" meta:object-count="0" meta:page-count="1" meta:paragraph-count="14" meta:word-count="126" meta:character-count="845" meta:non-whitespace-character-count="730"/>
  </office:meta>
</office:document-meta>
</file>